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1.00760269" calcext:value-type="float">
            <text:p>31,00760269</text:p>
          </table:table-cell>
          <table:table-cell office:value-type="float" office:value="1.507385308E-026" calcext:value-type="float">
            <text:p>1,51E-026</text:p>
          </table:table-cell>
          <table:table-cell office:value-type="float" office:value="3.604048252" calcext:value-type="float">
            <text:p>3,604048252</text:p>
          </table:table-cell>
          <table:table-cell table:style-name="ce2" table:formula="of:=([.E3]-[.E2])/[.E2]" office:value-type="float" office:value="0.00471655642446624" calcext:value-type="float">
            <text:p>0,004716556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006" calcext:value-type="float">
            <text:p>33006</text:p>
          </table:table-cell>
          <table:table-cell office:value-type="float" office:value="34.7976265" calcext:value-type="float">
            <text:p>34,7976265</text:p>
          </table:table-cell>
          <table:table-cell office:value-type="float" office:value="3.040661002E-020" calcext:value-type="float">
            <text:p>3,04E-020</text:p>
          </table:table-cell>
          <table:table-cell office:value-type="float" office:value="2.652438164" calcext:value-type="float">
            <text:p>2,65243816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006" calcext:value-type="float">
            <text:p>33006</text:p>
          </table:table-cell>
          <table:table-cell office:value-type="float" office:value="37.32382202" calcext:value-type="float">
            <text:p>37,32382202</text:p>
          </table:table-cell>
          <table:table-cell office:value-type="float" office:value="2.895783226E-020" calcext:value-type="float">
            <text:p>2,90E-020</text:p>
          </table:table-cell>
          <table:table-cell office:value-type="float" office:value="2.655289173" calcext:value-type="float">
            <text:p>2,655289173</text:p>
          </table:table-cell>
          <table:table-cell table:formula="of:=([.E5]-[.E4])/[.E4]" office:value-type="float" office:value="0.00107486351187941" calcext:value-type="float">
            <text:p>0,001074863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229" calcext:value-type="float">
            <text:p>33229</text:p>
          </table:table-cell>
          <table:table-cell office:value-type="float" office:value="38.67292404" calcext:value-type="float">
            <text:p>38,67292404</text:p>
          </table:table-cell>
          <table:table-cell office:value-type="float" office:value="3.824511335E-018" calcext:value-type="float">
            <text:p>3,82E-018</text:p>
          </table:table-cell>
          <table:table-cell office:value-type="float" office:value="2.181845665" calcext:value-type="float">
            <text:p>2,18184566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229" calcext:value-type="float">
            <text:p>33229</text:p>
          </table:table-cell>
          <table:table-cell office:value-type="float" office:value="45.88230896" calcext:value-type="float">
            <text:p>45,88230896</text:p>
          </table:table-cell>
          <table:table-cell office:value-type="float" office:value="3.055743529E-018" calcext:value-type="float">
            <text:p>3,06E-018</text:p>
          </table:table-cell>
          <table:table-cell office:value-type="float" office:value="2.184547663" calcext:value-type="float">
            <text:p>2,184547663</text:p>
          </table:table-cell>
          <table:table-cell table:style-name="ce3" table:formula="of:=([.E7]-[.E6])/[.E6]" office:value-type="float" office:value="0.00123840015054412" calcext:value-type="float">
            <text:p>0,00123840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496" calcext:value-type="float">
            <text:p>33496</text:p>
          </table:table-cell>
          <table:table-cell office:value-type="float" office:value="45.18681717" calcext:value-type="float">
            <text:p>45,18681717</text:p>
          </table:table-cell>
          <table:table-cell office:value-type="float" office:value="3.813135652E-015" calcext:value-type="float">
            <text:p>3,81E-015</text:p>
          </table:table-cell>
          <table:table-cell office:value-type="float" office:value="1.887610316" calcext:value-type="float">
            <text:p>1,88761031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496" calcext:value-type="float">
            <text:p>33496</text:p>
          </table:table-cell>
          <table:table-cell office:value-type="float" office:value="48.82386398" calcext:value-type="float">
            <text:p>48,82386398</text:p>
          </table:table-cell>
          <table:table-cell office:value-type="float" office:value="9.492183667E-016" calcext:value-type="float">
            <text:p>9,49E-016</text:p>
          </table:table-cell>
          <table:table-cell office:value-type="float" office:value="1.889397383" calcext:value-type="float">
            <text:p>1,889397383</text:p>
          </table:table-cell>
          <table:table-cell table:style-name="ce3" table:formula="of:=([.E9]-[.E8])/[.E8]" office:value-type="float" office:value="0.000946735131108478" calcext:value-type="float">
            <text:p>0,000946735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749" calcext:value-type="float">
            <text:p>33749</text:p>
          </table:table-cell>
          <table:table-cell office:value-type="float" office:value="48.91753769" calcext:value-type="float">
            <text:p>48,91753769</text:p>
          </table:table-cell>
          <table:table-cell office:value-type="float" office:value="0.00000000000003571852219" calcext:value-type="float">
            <text:p>3,57E-014</text:p>
          </table:table-cell>
          <table:table-cell office:value-type="float" office:value="1.677990437" calcext:value-type="float">
            <text:p>1,67799043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749" calcext:value-type="float">
            <text:p>33749</text:p>
          </table:table-cell>
          <table:table-cell office:value-type="float" office:value="49.13877869" calcext:value-type="float">
            <text:p>49,13877869</text:p>
          </table:table-cell>
          <table:table-cell office:value-type="float" office:value="0.00000000000003986901412" calcext:value-type="float">
            <text:p>3,99E-014</text:p>
          </table:table-cell>
          <table:table-cell office:value-type="float" office:value="1.679207444" calcext:value-type="float">
            <text:p>1,679207444</text:p>
          </table:table-cell>
          <table:table-cell table:style-name="ce3" table:formula="of:=([.E11]-[.E10])/[.E10]" office:value-type="float" office:value="0.000725276481417717" calcext:value-type="float">
            <text:p>0,000725276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926" calcext:value-type="float">
            <text:p>33926</text:p>
          </table:table-cell>
          <table:table-cell office:value-type="float" office:value="49.16902542" calcext:value-type="float">
            <text:p>49,16902542</text:p>
          </table:table-cell>
          <table:table-cell office:value-type="float" office:value="0.000000000001769046064" calcext:value-type="float">
            <text:p>1,77E-012</text:p>
          </table:table-cell>
          <table:table-cell office:value-type="float" office:value="1.516309381" calcext:value-type="float">
            <text:p>1,51630938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926" calcext:value-type="float">
            <text:p>33926</text:p>
          </table:table-cell>
          <table:table-cell office:value-type="float" office:value="49.69832611" calcext:value-type="float">
            <text:p>49,69832611</text:p>
          </table:table-cell>
          <table:table-cell office:value-type="float" office:value="0.0000000000002978822701" calcext:value-type="float">
            <text:p>2,98E-013</text:p>
          </table:table-cell>
          <table:table-cell office:value-type="float" office:value="1.517084241" calcext:value-type="float">
            <text:p>1,517084241</text:p>
          </table:table-cell>
          <table:table-cell table:formula="of:=([.E13]-[.E12])/[.E12]" office:value-type="float" office:value="0.000511017085107602" calcext:value-type="float">
            <text:p>0,000511017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088" calcext:value-type="float">
            <text:p>34088</text:p>
          </table:table-cell>
          <table:table-cell office:value-type="float" office:value="49.67348862" calcext:value-type="float">
            <text:p>49,67348862</text:p>
          </table:table-cell>
          <table:table-cell office:value-type="float" office:value="0.000000000001821874032" calcext:value-type="float">
            <text:p>1,82E-012</text:p>
          </table:table-cell>
          <table:table-cell office:value-type="float" office:value="1.386856914" calcext:value-type="float">
            <text:p>1,38685691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088" calcext:value-type="float">
            <text:p>34088</text:p>
          </table:table-cell>
          <table:table-cell office:value-type="float" office:value="50.3381958" calcext:value-type="float">
            <text:p>50,3381958</text:p>
          </table:table-cell>
          <table:table-cell office:value-type="float" office:value="0.00000000002124551229" calcext:value-type="float">
            <text:p>2,12E-011</text:p>
          </table:table-cell>
          <table:table-cell office:value-type="float" office:value="1.387481213" calcext:value-type="float">
            <text:p>1,387481213</text:p>
          </table:table-cell>
          <table:table-cell table:formula="of:=([.E15]-[.E14])/[.E14]" office:value-type="float" office:value="0.000450153864971863" calcext:value-type="float">
            <text:p>0,000450153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235" calcext:value-type="float">
            <text:p>34235</text:p>
          </table:table-cell>
          <table:table-cell office:value-type="float" office:value="50.2098465" calcext:value-type="float">
            <text:p>50,2098465</text:p>
          </table:table-cell>
          <table:table-cell office:value-type="float" office:value="0.0000000001488355827" calcext:value-type="float">
            <text:p>1,49E-010</text:p>
          </table:table-cell>
          <table:table-cell office:value-type="float" office:value="1.2818681" calcext:value-type="float">
            <text:p>1,281868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235" calcext:value-type="float">
            <text:p>34235</text:p>
          </table:table-cell>
          <table:table-cell office:value-type="float" office:value="50.59093094" calcext:value-type="float">
            <text:p>50,59093094</text:p>
          </table:table-cell>
          <table:table-cell office:value-type="float" office:value="0.00000000003399949072" calcext:value-type="float">
            <text:p>3,40E-011</text:p>
          </table:table-cell>
          <table:table-cell office:value-type="float" office:value="1.282423496" calcext:value-type="float">
            <text:p>1,282423496</text:p>
          </table:table-cell>
          <table:table-cell table:formula="of:=([.E17]-[.E16])/[.E16]" office:value-type="float" office:value="0.000433270786596519" calcext:value-type="float">
            <text:p>0,000433270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309" calcext:value-type="float">
            <text:p>34309</text:p>
          </table:table-cell>
          <table:table-cell office:value-type="float" office:value="50.59516907" calcext:value-type="float">
            <text:p>50,59516907</text:p>
          </table:table-cell>
          <table:table-cell office:value-type="float" office:value="0.0000000002979230196" calcext:value-type="float">
            <text:p>2,98E-010</text:p>
          </table:table-cell>
          <table:table-cell office:value-type="float" office:value="1.193745971" calcext:value-type="float">
            <text:p>1,19374597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309" calcext:value-type="float">
            <text:p>34309</text:p>
          </table:table-cell>
          <table:table-cell office:value-type="float" office:value="50.67375565" calcext:value-type="float">
            <text:p>50,67375565</text:p>
          </table:table-cell>
          <table:table-cell office:value-type="float" office:value="0.0000000003681802363" calcext:value-type="float">
            <text:p>3,68E-010</text:p>
          </table:table-cell>
          <table:table-cell office:value-type="float" office:value="1.193861842" calcext:value-type="float">
            <text:p>1,193861842</text:p>
          </table:table-cell>
          <table:table-cell table:style-name="ce3" table:formula="of:=([.E19]-[.E18])/[.E18]" office:value-type="float" office:value="0.0000970650396440078" calcext:value-type="float">
            <text:p>0,00009706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336" calcext:value-type="float">
            <text:p>34336</text:p>
          </table:table-cell>
          <table:table-cell office:value-type="float" office:value="50.68259811" calcext:value-type="float">
            <text:p>50,68259811</text:p>
          </table:table-cell>
          <table:table-cell office:value-type="float" office:value="0.000000001508824732" calcext:value-type="float">
            <text:p>1,51E-009</text:p>
          </table:table-cell>
          <table:table-cell office:value-type="float" office:value="1.116982937" calcext:value-type="float">
            <text:p>1,11698293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336" calcext:value-type="float">
            <text:p>34336</text:p>
          </table:table-cell>
          <table:table-cell office:value-type="float" office:value="50.85142899" calcext:value-type="float">
            <text:p>50,85142899</text:p>
          </table:table-cell>
          <table:table-cell office:value-type="float" office:value="0.000000002742391647" calcext:value-type="float">
            <text:p>2,74E-009</text:p>
          </table:table-cell>
          <table:table-cell office:value-type="float" office:value="1.117132187" calcext:value-type="float">
            <text:p>1,117132187</text:p>
          </table:table-cell>
          <table:table-cell table:style-name="ce3" table:formula="of:=([.E21]-[.E20])/[.E20]" office:value-type="float" office:value="0.000133618871923725" calcext:value-type="float">
            <text:p>0,000133618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381" calcext:value-type="float">
            <text:p>34381</text:p>
          </table:table-cell>
          <table:table-cell office:value-type="float" office:value="50.85626984" calcext:value-type="float">
            <text:p>50,85626984</text:p>
          </table:table-cell>
          <table:table-cell office:value-type="float" office:value="0.000000007477370723" calcext:value-type="float">
            <text:p>7,48E-009</text:p>
          </table:table-cell>
          <table:table-cell office:value-type="float" office:value="1.049690366" calcext:value-type="float">
            <text:p>1,04969036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03269573476597" calcext:value-type="float">
            <text:p>0,0010326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9:01:34.725757828</dc:date>
    <meta:document-statistic meta:table-count="1" meta:cell-count="121" meta:object-count="0"/>
    <meta:generator>LibreOffice/4.1.4.2$Linux_X86_64 LibreOffice_project/410m0$Build-2</meta:generator>
  </office:meta>
</office:document-meta>
</file>